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03cm" fo:min-width="7.04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6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2cm" fo:min-width="7.75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3.74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3.19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13cm" fo:min-width="10.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8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6.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7.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4.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4.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8.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0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7.1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7.1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7.1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036cm" fo:min-width="5.1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5.1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9.5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5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5.3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4.8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7cm"/>
    </style:style>
    <style:style style:name="gr27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6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649cm" fo:min-width="3.9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151cm" fo:min-width="3.9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049cm" fo:min-width="3.8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 style:font-size-asian="8pt" style:font-size-complex="8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style:font-size-asian="8pt" style:font-size-complex="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545cm" svg:height="0.853cm" svg:x="7.023cm" svg:y="3.6cm">
          <text:p text:style-name="P1"><text:span text:style-name="T1">Initialisation des périphériqu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9.59cm" svg:height="1.9cm" svg:x="1cm" svg:y="1cm">
          <draw:text-box>
            <text:p text:style-name="P3"><text:span text:style-name="T2">M</text:span><text:span text:style-name="T2">i</text:span><text:span text:style-name="T2">s</text:span><text:span text:style-name="T2">e </text:span><text:span text:style-name="T2">e</text:span><text:span text:style-name="T2">n </text:span><text:span text:style-name="T2">m</text:span><text:span text:style-name="T2">a</text:span><text:span text:style-name="T2">r</text:span><text:span text:style-name="T2">c</text:span><text:span text:style-name="T2">h</text:span><text:span text:style-name="T2">e</text:span></text:p>
          </draw:text-box>
        </draw:frame>
        <draw:custom-shape draw:style-name="gr3" draw:text-style-name="P2" xml:id="id2" draw:id="id2" draw:layer="layout" svg:width="8.255cm" svg:height="0.77cm" svg:x="6.668cm" svg:y="5.517cm">
          <text:p text:style-name="P1"><text:span text:style-name="T1">Active l’alimentation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14.245cm" svg:height="0.9cm" svg:x="3.673cm" svg:y="7.352cm">
          <text:p text:style-name="P1"><text:span text:style-name="T1">Recoit la requête d’auto-assignation d’identité provenant du 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13.695cm" svg:height="1cm" svg:x="3.948cm" svg:y="9.318cm">
          <text:p text:style-name="P1"><text:span text:style-name="T1">Le module esclave exécute l’algorithme d’auto-assignation d’identit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3.5cm" svg:height="1cm" svg:x="9.045cm" svg:y="11.383cm">
          <text:p text:style-name="P1"><text:span text:style-name="T1">Envoit l’identité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11cm" svg:height="1.263cm" svg:x="5.295cm" svg:y="13.448cm">
          <text:p text:style-name="P1"><text:span text:style-name="T1">Recoit la requête pour connaître le nombre de modules provenant du MA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9cm" svg:height="0.9cm" svg:x="6.295cm" svg:y="15.775cm">
          <text:p text:style-name="P1"><text:span text:style-name="T1">Balaye les lectures de tensions des modul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9cm" svg:height="0.9cm" svg:x="6.295cm" svg:y="17.74cm">
          <text:p text:style-name="P1"><text:span text:style-name="T1">Renvoit le nombre de lecture valide ( &gt; 2V 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9cm" svg:height="0.9cm" svg:x="6.295cm" svg:y="19.705cm">
          <text:p text:style-name="P1"><text:span text:style-name="T1">R</text:span><text:span text:style-name="T1">éc</text:span><text:span text:style-name="T1">ep</text:span><text:span text:style-name="T1">tio</text:span><text:span text:style-name="T1">n </text:span><text:span text:style-name="T1">de</text:span><text:span text:style-name="T1">s </text:span><text:span text:style-name="T1">li</text:span><text:span text:style-name="T1">mi</text:span><text:span text:style-name="T1">te</text:span><text:span text:style-name="T1">s </text:span><text:span text:style-name="T1">(V</text:span><text:span text:style-name="T1">olt</text:span><text:span text:style-name="T1">ag</text:span><text:span text:style-name="T1">e, </text:span><text:span text:style-name="T1">te</text:span><text:span text:style-name="T1">m</text:span><text:span text:style-name="T1">pé</text:span><text:span text:style-name="T1">rat</text:span><text:span text:style-name="T1">ur</text:span><text:span text:style-name="T1">e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0" draw:id="id10" draw:layer="layout" svg:width="9cm" svg:height="0.9cm" svg:x="6.295cm" svg:y="21.671cm">
          <text:p text:style-name="P1"><text:span text:style-name="T1">Réception des limites (Voltage, température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7.3cm" svg:height="0.9cm" svg:x="7.145cm" svg:y="23.636cm">
          <text:p text:style-name="P1"><text:span text:style-name="T1">Réception de la consigne de dépar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2" draw:id="id12" draw:layer="layout" svg:width="7.3cm" svg:height="0.9cm" svg:x="7.145cm" svg:y="25.6cm">
          <text:p text:style-name="P1"><text:span text:style-name="T1">Fonctionnement normal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10.795cm" svg:y1="4.453cm" svg:x2="10.795cm" svg:y2="5.517cm" draw:start-shape="id1" draw:start-glue-point="2" draw:end-shape="id2" draw:end-glue-point="0" svg:d="M10795 4453v1064" svg:viewBox="0 0 1 1065">
          <text:p/>
        </draw:connector>
        <draw:connector draw:style-name="gr10" draw:text-style-name="P5" draw:layer="layout" svg:x1="10.795cm" svg:y1="6.287cm" svg:x2="10.795cm" svg:y2="7.352cm" draw:start-shape="id2" draw:start-glue-point="2" draw:end-shape="id3" draw:end-glue-point="0" svg:d="M10795 6287v1065" svg:viewBox="0 0 1 1066">
          <text:p/>
        </draw:connector>
        <draw:connector draw:style-name="gr10" draw:text-style-name="P5" draw:layer="layout" svg:x1="10.795cm" svg:y1="8.252cm" svg:x2="10.795cm" svg:y2="9.318cm" draw:start-shape="id3" draw:start-glue-point="2" draw:end-shape="id4" draw:end-glue-point="0" svg:d="M10795 8252v1066" svg:viewBox="0 0 1 1067">
          <text:p/>
        </draw:connector>
        <draw:connector draw:style-name="gr10" draw:text-style-name="P5" draw:layer="layout" svg:x1="10.795cm" svg:y1="10.318cm" svg:x2="10.795cm" svg:y2="11.383cm" draw:start-shape="id4" draw:start-glue-point="2" draw:end-shape="id5" draw:end-glue-point="0" svg:d="M10795 10318v1065" svg:viewBox="0 0 1 1066">
          <text:p/>
        </draw:connector>
        <draw:connector draw:style-name="gr10" draw:text-style-name="P5" draw:layer="layout" svg:x1="10.795cm" svg:y1="12.383cm" svg:x2="10.795cm" svg:y2="13.448cm" draw:start-shape="id5" draw:start-glue-point="2" draw:end-shape="id6" draw:end-glue-point="0" svg:d="M10795 12383v1065" svg:viewBox="0 0 1 1066">
          <text:p/>
        </draw:connector>
        <draw:connector draw:style-name="gr10" draw:text-style-name="P5" draw:layer="layout" svg:x1="10.795cm" svg:y1="14.711cm" svg:x2="10.795cm" svg:y2="15.775cm" draw:start-shape="id6" draw:start-glue-point="2" draw:end-shape="id7" draw:end-glue-point="0" svg:d="M10795 14711v1064" svg:viewBox="0 0 1 1065">
          <text:p/>
        </draw:connector>
        <draw:connector draw:style-name="gr10" draw:text-style-name="P5" draw:layer="layout" svg:x1="10.795cm" svg:y1="16.675cm" svg:x2="10.795cm" svg:y2="17.74cm" draw:start-shape="id7" draw:start-glue-point="2" draw:end-shape="id8" draw:end-glue-point="0" svg:d="M10795 16675v1065" svg:viewBox="0 0 1 1066">
          <text:p/>
        </draw:connector>
        <draw:connector draw:style-name="gr10" draw:text-style-name="P5" draw:layer="layout" svg:x1="10.795cm" svg:y1="18.64cm" svg:x2="10.795cm" svg:y2="19.705cm" draw:start-shape="id8" draw:start-glue-point="2" draw:end-shape="id9" draw:end-glue-point="0" svg:d="M10795 18640v1065" svg:viewBox="0 0 1 1066">
          <text:p/>
        </draw:connector>
        <draw:connector draw:style-name="gr10" draw:text-style-name="P5" draw:layer="layout" svg:x1="10.795cm" svg:y1="20.605cm" svg:x2="10.795cm" svg:y2="21.671cm" draw:start-shape="id9" draw:start-glue-point="2" draw:end-shape="id10" draw:end-glue-point="0" svg:d="M10795 20605v1066" svg:viewBox="0 0 1 1067">
          <text:p/>
        </draw:connector>
        <draw:connector draw:style-name="gr10" draw:text-style-name="P5" draw:layer="layout" svg:x1="10.795cm" svg:y1="22.571cm" svg:x2="10.795cm" svg:y2="23.636cm" draw:start-shape="id10" draw:start-glue-point="2" draw:end-shape="id11" draw:end-glue-point="0" svg:d="M10795 22571v1065" svg:viewBox="0 0 1 1066">
          <text:p/>
        </draw:connector>
        <draw:connector draw:style-name="gr10" draw:text-style-name="P5" draw:layer="layout" svg:x1="10.795cm" svg:y1="24.536cm" svg:x2="10.795cm" svg:y2="25.6cm" draw:start-shape="id11" draw:start-glue-point="2" draw:end-shape="id12" draw:end-glue-point="0" svg:d="M10795 24536v1064" svg:viewBox="0 0 1 1065">
          <text:p/>
        </draw:connector>
      </draw:page>
      <draw:page draw:name="page2" draw:style-name="dp1" draw:master-page-name="Default">
        <draw:frame draw:style-name="gr2" draw:text-style-name="P4" draw:layer="layout" svg:width="19.59cm" svg:height="1.9cm" svg:x="1cm" svg:y="1cm">
          <draw:text-box>
            <text:p text:style-name="P3"><text:span text:style-name="T2">Lecture de tension des modules</text:span></text:p>
          </draw:text-box>
        </draw:frame>
        <draw:custom-shape draw:style-name="gr8" draw:text-style-name="P2" xml:id="id13" draw:id="id13" draw:layer="layout" svg:width="9cm" svg:height="0.9cm" svg:x="5.6cm" svg:y="5.5cm">
          <text:p text:style-name="P1"><text:span text:style-name="T1">Balaye les lectures de tensions des module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4" draw:id="id14" draw:layer="layout" svg:width="4cm" svg:height="0.9cm" svg:x="8.1cm" svg:y="7.943cm">
          <text:p text:style-name="P1"><text:span text:style-name="T1">Filtre les </text:span><text:span text:style-name="T1">donné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6" draw:id="id16" draw:layer="layout" svg:width="7.9cm" svg:height="0.9cm" svg:x="6.15cm" svg:y="12.829cm">
          <text:p text:style-name="P1"><text:span text:style-name="T1">Compare les résultats avec les limi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7" draw:id="id17" draw:layer="layout" svg:width="4.7cm" svg:height="0.9cm" svg:x="1.625cm" svg:y="16.673cm">
          <text:p text:style-name="P1"><text:span text:style-name="T1">Lecture &gt; limite Vmax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8" draw:id="id18" draw:layer="layout" svg:width="4.7cm" svg:height="0.9cm" svg:x="14.8cm" svg:y="16.673cm">
          <text:p text:style-name="P1"><text:span text:style-name="T1">Lecture &lt; <text:s/>limite </text:span><text:span text:style-name="T1">V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9" draw:id="id19" draw:layer="layout" svg:width="5cm" svg:height="1.9cm" svg:x="1.475cm" svg:y="19.116cm">
          <text:p text:style-name="P1"><text:span text:style-name="T1">Envoit un message d’erreur (Surtension) au MAS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20" draw:id="id20" draw:layer="layout" svg:width="5cm" svg:height="1.9cm" svg:x="14.65cm" svg:y="19.116cm">
          <text:p text:style-name="P1"><text:span text:style-name="T1">Envoit un message d’erreur (Décharge excesive) au MAS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5" draw:id="id15" draw:layer="layout" svg:width="9.3cm" svg:height="0.9cm" svg:x="5.45cm" svg:y="10.386cm">
          <text:p text:style-name="P1"><text:span text:style-name="T1">Sauve les lectures dans la base de données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10.1cm" svg:y1="6.4cm" svg:x2="10.1cm" svg:y2="7.943cm" draw:start-shape="id13" draw:start-glue-point="2" draw:end-shape="id14" draw:end-glue-point="0" svg:d="M10100 6400v1543" svg:viewBox="0 0 1 1544">
          <text:p/>
        </draw:connector>
        <draw:connector draw:style-name="gr10" draw:text-style-name="P5" draw:layer="layout" svg:x1="10.1cm" svg:y1="8.843cm" svg:x2="10.1cm" svg:y2="10.386cm" draw:start-shape="id14" draw:start-glue-point="2" draw:end-shape="id15" draw:end-glue-point="0" svg:d="M10100 8843v1543" svg:viewBox="0 0 1 1544">
          <text:p/>
        </draw:connector>
        <draw:connector draw:style-name="gr10" draw:text-style-name="P5" draw:layer="layout" svg:x1="10.1cm" svg:y1="11.286cm" svg:x2="10.1cm" svg:y2="12.829cm" draw:start-shape="id15" draw:start-glue-point="2" draw:end-shape="id16" draw:end-glue-point="0" svg:d="M10100 11286v1543" svg:viewBox="0 0 1 1544">
          <text:p/>
        </draw:connector>
        <draw:connector draw:style-name="gr10" draw:text-style-name="P5" draw:layer="layout" svg:x1="10.1cm" svg:y1="13.729cm" svg:x2="3.975cm" svg:y2="16.673cm" draw:start-shape="id16" draw:start-glue-point="2" draw:end-shape="id17" svg:d="M10100 13729v1472h-6125v1472" svg:viewBox="0 0 6126 2945">
          <text:p/>
        </draw:connector>
        <draw:connector draw:style-name="gr10" draw:text-style-name="P5" draw:layer="layout" svg:x1="10.1cm" svg:y1="13.729cm" svg:x2="17.15cm" svg:y2="16.673cm" draw:start-shape="id16" draw:start-glue-point="2" draw:end-shape="id18" svg:d="M10100 13729v1472h7050v1472" svg:viewBox="0 0 7051 2945">
          <text:p/>
        </draw:connector>
        <draw:connector draw:style-name="gr10" draw:text-style-name="P5" draw:layer="layout" draw:line-skew="2.099cm -0.499cm" svg:x1="14.05cm" svg:y1="13.279cm" svg:x2="10.1cm" svg:y2="5.5cm" draw:start-shape="id16" draw:start-glue-point="1" draw:end-shape="id13" draw:end-glue-point="0" svg:d="M14050 13279h3150v-8779h-7100v1000" svg:viewBox="0 0 7101 8780">
          <text:p/>
        </draw:connector>
        <draw:connector draw:style-name="gr10" draw:text-style-name="P5" draw:layer="layout" svg:x1="3.975cm" svg:y1="17.573cm" svg:x2="3.975cm" svg:y2="19.116cm" draw:start-shape="id17" draw:start-glue-point="2" draw:end-shape="id19" draw:end-glue-point="0" svg:d="M3975 17573v1543" svg:viewBox="0 0 1 1544">
          <text:p/>
        </draw:connector>
        <draw:connector draw:style-name="gr10" draw:text-style-name="P5" draw:layer="layout" svg:x1="17.15cm" svg:y1="17.573cm" svg:x2="17.15cm" svg:y2="19.116cm" draw:start-shape="id18" draw:start-glue-point="2" draw:end-shape="id20" draw:end-glue-point="0" svg:d="M17150 17573v1543" svg:viewBox="0 0 1 1544">
          <text:p/>
        </draw:connector>
      </draw:page>
      <draw:page draw:name="page3" draw:style-name="dp1" draw:master-page-name="Default">
        <draw:frame draw:style-name="gr2" draw:text-style-name="P4" draw:layer="layout" svg:width="19.59cm" svg:height="1.9cm" svg:x="1cm" svg:y="1cm">
          <draw:text-box>
            <text:p text:style-name="P3"><text:span text:style-name="T2">Balancement des modules</text:span></text:p>
          </draw:text-box>
        </draw:frame>
        <draw:custom-shape draw:style-name="gr16" draw:text-style-name="P2" xml:id="id21" draw:id="id21" draw:layer="layout" svg:width="10.5cm" svg:height="0.9cm" svg:x="5.545cm" svg:y="7cm">
          <text:p text:style-name="P1"><text:span text:style-name="T1">Le master envoit au slave qu’il est en mode charg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22" draw:id="id22" draw:layer="layout" svg:width="10.5cm" svg:height="0.9cm" svg:x="5.545cm" svg:y="9.5cm">
          <text:p text:style-name="P1"><text:span text:style-name="T1">Lecture des tensions (Fonctionnement </text:span><text:span text:style-name="T1">normal)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23" draw:id="id23" draw:layer="layout" svg:width="7.6cm" svg:height="0.9cm" svg:x="6.995cm" svg:y="12.001cm">
          <text:p text:style-name="P1"><text:span text:style-name="T1">Le module atteint la tension de seuil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4" draw:id="id24" draw:layer="layout" svg:width="7.6cm" svg:height="1.3cm" svg:x="6.995cm" svg:y="14.501cm">
          <text:p text:style-name="P1"><text:span text:style-name="T1">Démarage du régulateur pour maintenir la tension de seuil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5" draw:id="id25" draw:layer="layout" svg:width="7.6cm" svg:height="1.3cm" svg:x="6.995cm" svg:y="17.402cm">
          <text:p text:style-name="P1"><text:span text:style-name="T1">Envoit au MASTER qu’un module à atteint la </text:span><text:span text:style-name="T1">tension de seuil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26" draw:id="id26" draw:layer="layout" svg:width="7.6cm" svg:height="2.6cm" svg:x="6.995cm" svg:y="20.3cm">
          <text:p text:style-name="P1"><text:span text:style-name="T1">Le circuit de charge doit aller en mode Voltage Constant où la consigne est le module avec la tension </text:span><text:span text:style-name="T1">maximal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10.795cm" svg:y1="7.9cm" svg:x2="10.795cm" svg:y2="9.5cm" draw:start-shape="id21" draw:start-glue-point="2" draw:end-shape="id22" draw:end-glue-point="0" svg:d="M10795 7900v1600" svg:viewBox="0 0 1 1601">
          <text:p/>
        </draw:connector>
        <draw:connector draw:style-name="gr10" draw:text-style-name="P5" draw:layer="layout" svg:x1="10.795cm" svg:y1="10.4cm" svg:x2="10.795cm" svg:y2="12.001cm" draw:start-shape="id22" draw:start-glue-point="2" draw:end-shape="id23" draw:end-glue-point="0" svg:d="M10795 10400v1601" svg:viewBox="0 0 1 1602">
          <text:p/>
        </draw:connector>
        <draw:connector draw:style-name="gr10" draw:text-style-name="P5" draw:layer="layout" svg:x1="10.795cm" svg:y1="12.901cm" svg:x2="10.795cm" svg:y2="14.501cm" draw:start-shape="id23" draw:start-glue-point="2" draw:end-shape="id24" draw:end-glue-point="0" svg:d="M10795 12901v1600" svg:viewBox="0 0 1 1601">
          <text:p/>
        </draw:connector>
        <draw:connector draw:style-name="gr10" draw:text-style-name="P5" draw:layer="layout" svg:x1="10.795cm" svg:y1="15.801cm" svg:x2="10.795cm" svg:y2="17.402cm" draw:start-shape="id24" draw:start-glue-point="2" draw:end-shape="id25" draw:end-glue-point="0" svg:d="M10795 15801v1601" svg:viewBox="0 0 1 1602">
          <text:p/>
        </draw:connector>
        <draw:connector draw:style-name="gr10" draw:text-style-name="P5" draw:layer="layout" svg:x1="10.795cm" svg:y1="18.702cm" svg:x2="10.795cm" svg:y2="20.3cm" draw:start-shape="id25" draw:start-glue-point="2" draw:end-shape="id26" draw:end-glue-point="0" svg:d="M10795 18702v1598" svg:viewBox="0 0 1 1599">
          <text:p/>
        </draw:connector>
        <draw:connector draw:style-name="gr10" draw:text-style-name="P5" draw:layer="layout" draw:line-skew="0.199cm 12.756cm -0.499cm" svg:x1="10.795cm" svg:y1="10.4cm" svg:x2="10.795cm" svg:y2="9.5cm" draw:start-shape="id22" draw:start-glue-point="2" draw:end-shape="id22" draw:end-glue-point="0" svg:d="M10795 10400v700h7005v-2600h-7005v1000" svg:viewBox="0 0 7006 2601">
          <text:p/>
        </draw:connector>
      </draw:page>
      <draw:page draw:name="page4" draw:style-name="dp1" draw:master-page-name="Default">
        <draw:frame draw:style-name="gr2" draw:text-style-name="P4" draw:layer="layout" svg:width="19.59cm" svg:height="1.9cm" svg:x="1cm" svg:y="1cm">
          <draw:text-box>
            <text:p text:style-name="P3"><text:span text:style-name="T2">Lecture de température</text:span></text:p>
          </draw:text-box>
        </draw:frame>
        <draw:custom-shape draw:style-name="gr20" draw:text-style-name="P2" xml:id="id27" draw:id="id27" draw:layer="layout" svg:width="5.6cm" svg:height="1.286cm" svg:x="7.3cm" svg:y="4.7cm">
          <text:p text:style-name="P1"><text:span text:style-name="T1">Alimente le senseur (Thermistance)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31" draw:id="id31" draw:layer="layout" svg:width="5.6cm" svg:height="0.9cm" svg:x="13.6cm" svg:y="15.1cm">
          <text:p text:style-name="P1"><text:span text:style-name="T1">Température &lt; Limite mi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30" draw:id="id30" draw:layer="layout" svg:width="5.6cm" svg:height="0.9cm" svg:x="2cm" svg:y="15.1cm">
          <text:p text:style-name="P1"><text:span text:style-name="T1">Température &gt; Limite max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29" draw:id="id29" draw:layer="layout" svg:width="10cm" svg:height="1.3cm" svg:x="5.1cm" svg:y="11.625cm">
          <text:p text:style-name="P1"><text:span text:style-name="T1">Sauvegarde les lectures dans la base de donnée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28" draw:id="id28" draw:layer="layout" svg:width="5.6cm" svg:height="1.286cm" svg:x="7.3cm" svg:y="8.163cm">
          <text:p text:style-name="P1"><text:span text:style-name="T1">Lecture de la température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32" draw:id="id32" draw:layer="layout" svg:width="5.5cm" svg:height="1.9cm" svg:x="2.05cm" svg:y="17cm">
          <text:p text:style-name="P1"><text:span text:style-name="T1">Envoit un message d’erreur (surchauffe) au </text:span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33" draw:id="id33" draw:layer="layout" svg:width="5.8cm" svg:height="1.9cm" svg:x="13.5cm" svg:y="17cm">
          <text:p text:style-name="P1"><text:span text:style-name="T1">Envoit un message d’erreur (Under-Temperature) au MASTER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10.1cm" svg:y1="5.986cm" svg:x2="10.1cm" svg:y2="8.163cm" draw:start-shape="id27" draw:start-glue-point="2" draw:end-shape="id28" draw:end-glue-point="0" svg:d="M10100 5986v2177" svg:viewBox="0 0 1 2178">
          <text:p/>
        </draw:connector>
        <draw:connector draw:style-name="gr10" draw:text-style-name="P5" draw:layer="layout" svg:x1="10.1cm" svg:y1="9.449cm" svg:x2="10.1cm" svg:y2="11.625cm" draw:start-shape="id28" draw:start-glue-point="2" draw:end-shape="id29" draw:end-glue-point="0" svg:d="M10100 9449v2176" svg:viewBox="0 0 1 2177">
          <text:p/>
        </draw:connector>
        <draw:connector draw:style-name="gr10" draw:text-style-name="P5" draw:layer="layout" draw:line-skew="0.899cm -0.399cm" svg:x1="15.1cm" svg:y1="12.275cm" svg:x2="10.1cm" svg:y2="4.7cm" draw:start-shape="id29" draw:start-glue-point="1" draw:end-shape="id27" draw:end-glue-point="0" svg:d="M15100 12275h1400v-8475h-6400v900" svg:viewBox="0 0 6401 8476">
          <text:p/>
        </draw:connector>
        <draw:connector draw:style-name="gr10" draw:text-style-name="P5" draw:layer="layout" svg:x1="10.1cm" svg:y1="12.925cm" svg:x2="4.8cm" svg:y2="15.1cm" draw:start-shape="id29" draw:start-glue-point="2" draw:end-shape="id30" svg:d="M10100 12925v1088h-5300v1087" svg:viewBox="0 0 5301 2176">
          <text:p/>
        </draw:connector>
        <draw:connector draw:style-name="gr10" draw:text-style-name="P5" draw:layer="layout" svg:x1="10.1cm" svg:y1="12.925cm" svg:x2="16.4cm" svg:y2="15.1cm" draw:start-shape="id29" draw:start-glue-point="2" draw:end-shape="id31" draw:end-glue-point="0" svg:d="M10100 12925v1088h6300v1087" svg:viewBox="0 0 6301 2176">
          <text:p/>
        </draw:connector>
        <draw:connector draw:style-name="gr10" draw:text-style-name="P5" draw:layer="layout" svg:x1="4.8cm" svg:y1="16cm" svg:x2="4.8cm" svg:y2="17cm" draw:start-shape="id30" draw:start-glue-point="2" draw:end-shape="id32" draw:end-glue-point="0" svg:d="M4800 16000v1000" svg:viewBox="0 0 1 1001">
          <text:p/>
        </draw:connector>
        <draw:connector draw:style-name="gr10" draw:text-style-name="P5" draw:layer="layout" svg:x1="16.4cm" svg:y1="16cm" svg:x2="16.4cm" svg:y2="17cm" draw:start-shape="id31" draw:start-glue-point="2" draw:end-shape="id33" draw:end-glue-point="0" svg:d="M16400 16000v1000" svg:viewBox="0 0 1 1001">
          <text:p/>
        </draw:connector>
      </draw:page>
      <draw:page draw:name="page5" draw:style-name="dp1" draw:master-page-name="Default">
        <draw:custom-shape draw:style-name="gr25" draw:text-style-name="P7" xml:id="id36" draw:id="id36" draw:layer="layout" svg:width="5.3cm" svg:height="2.5cm" svg:x="7.05cm" svg:y="7.7cm">
          <text:p text:style-name="P6"><text:span text:style-name="T3">Lecture de la base de </text:span><text:span text:style-name="T3">données pour les </text:span><text:span text:style-name="T3">messages destinés au bus </text:span><text:span text:style-name="T3">CAN externe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xml:id="id34" draw:id="id34" draw:layer="layout" svg:width="6.2cm" svg:height="1.8cm" svg:x="6.6cm" svg:y="14.6cm">
          <text:p text:style-name="P6"><text:span text:style-name="T3">Envoie des messages sur </text:span><text:span text:style-name="T3">le bus CAN exter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8" draw:layer="layout" svg:x1="12.8cm" svg:y1="15.5cm" svg:x2="15.65cm" svg:y2="12.9cm" draw:start-shape="id34" draw:start-glue-point="1" draw:end-shape="id35" draw:end-glue-point="2" svg:d="M12800 15500h2850v-2600" svg:viewBox="0 0 2851 2601">
          <text:p/>
        </draw:connector>
        <draw:connector draw:style-name="gr10" draw:text-style-name="P5" draw:layer="layout" svg:x1="15.65cm" svg:y1="11.9cm" svg:x2="12.35cm" svg:y2="8.95cm" draw:start-shape="id35" draw:start-glue-point="0" draw:end-shape="id36" draw:end-glue-point="1" svg:d="M15650 11900v-2950h-3300" svg:viewBox="0 0 3301 2951">
          <text:p/>
        </draw:connector>
        <draw:custom-shape draw:style-name="gr28" draw:text-style-name="P7" xml:id="id35" draw:id="id35" draw:layer="layout" svg:width="5.1cm" svg:height="1cm" svg:x="13.1cm" svg:y="11.9cm">
          <text:p text:style-name="P6"><text:span text:style-name="T3">Délai de x secon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svg:x1="9.7cm" svg:y1="10.2cm" svg:x2="9.7cm" svg:y2="14.6cm" draw:start-shape="id36" draw:start-glue-point="2" draw:end-shape="id34" draw:end-glue-point="0" svg:d="M9700 10200v4400" svg:viewBox="0 0 1 4401">
          <text:p/>
        </draw:connector>
        <draw:frame draw:style-name="gr2" draw:text-style-name="P4" draw:layer="layout" svg:width="19.59cm" svg:height="1.9cm" svg:x="1cm" svg:y="1cm">
          <draw:text-box>
            <text:p text:style-name="P3"><text:span text:style-name="T2">CAN <text:s/>TX</text:span></text:p>
          </draw:text-box>
        </draw:frame>
      </draw:page>
      <draw:page draw:name="page6" draw:style-name="dp1" draw:master-page-name="Default">
        <draw:custom-shape draw:style-name="gr29" draw:text-style-name="P7" xml:id="id38" draw:id="id38" draw:layer="layout" svg:width="4.4cm" svg:height="0.899cm" svg:x="7.4cm" svg:y="12.553cm">
          <text:p text:style-name="P6"><text:span text:style-name="T3">Identifie le </text:span><text:span text:style-name="T3">contenu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xml:id="id37" draw:id="id37" draw:layer="layout" svg:width="4.4cm" svg:height="1.401cm" svg:x="7.4cm" svg:y="8.8cm">
          <text:p text:style-name="P6"><text:span text:style-name="T3">Reçoit un </text:span></text:p>
          <text:p text:style-name="P6"><text:span text:style-name="T3">message CAN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xml:id="id39" draw:id="id39" draw:layer="layout" svg:width="4.3cm" svg:height="1.299cm" svg:x="7.45cm" svg:y="15.801cm">
          <text:p text:style-name="P6"><text:span text:style-name="T3">Met à </text:span><text:span text:style-name="T3">jour la </text:span><text:span text:style-name="T3">base </text:span></text:p>
          <text:p text:style-name="P6"><text:span text:style-name="T3">de </text:span><text:span text:style-name="T3">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svg:x1="9.6cm" svg:y1="10.201cm" svg:x2="9.6cm" svg:y2="12.553cm" draw:start-shape="id37" draw:start-glue-point="2" draw:end-shape="id38" draw:end-glue-point="0" svg:d="M9600 10201v2352" svg:viewBox="0 0 1 2353">
          <text:p/>
        </draw:connector>
        <draw:connector draw:style-name="gr10" draw:text-style-name="P5" draw:layer="layout" svg:x1="9.6cm" svg:y1="13.452cm" svg:x2="9.6cm" svg:y2="15.801cm" draw:start-shape="id38" draw:start-glue-point="2" draw:end-shape="id39" draw:end-glue-point="0" svg:d="M9600 13452v2349" svg:viewBox="0 0 1 2350">
          <text:p/>
        </draw:connector>
        <draw:connector draw:style-name="gr10" draw:text-style-name="P5" draw:layer="layout" draw:line-skew="0.7cm 8.701cm -0.898cm" svg:x1="9.6cm" svg:y1="17.1cm" svg:x2="9.6cm" svg:y2="8.8cm" draw:start-shape="id39" draw:start-glue-point="2" draw:end-shape="id37" draw:end-glue-point="0" svg:d="M9600 17100v1200h6000v-10900h-6000v1400" svg:viewBox="0 0 6001 10901">
          <text:p/>
        </draw:connector>
        <draw:frame draw:style-name="gr2" draw:text-style-name="P4" draw:layer="layout" svg:width="19.59cm" svg:height="1.9cm" svg:x="1cm" svg:y="1cm">
          <draw:text-box>
            <text:p text:style-name="P3"><text:span text:style-name="T2">CAN <text:s/>R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49:15.859726152</meta:creation-date>
    <meta:generator>LibreOffice/5.2.7.2$Linux_X86_64 LibreOffice_project/20m0$Build-2</meta:generator>
    <dc:date>2017-06-08T20:54:11.691054986</dc:date>
    <meta:editing-duration>PT49M38S</meta:editing-duration>
    <meta:editing-cycles>17</meta:editing-cycles>
    <meta:document-statistic meta:object-count="83"/>
  </office:meta>
</office:document-meta>
</file>